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2.95cm" fo:min-width="8.7cm"/>
    </style:style>
    <style:style style:name="gr2" style:family="graphic" style:parent-style-name="standard">
      <style:graphic-properties draw:fill-color="#eeeeee" draw:textarea-horizontal-align="justify" draw:textarea-vertical-align="top" draw:auto-grow-height="false" fo:min-height="4.25cm" fo:min-width="9.2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95cm" fo:min-width="9.8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95cm" fo:min-width="4.1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05cm" fo:min-width="3.6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95cm" fo:min-width="4.2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1.05cm" fo:min-width="3.9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95cm" fo:min-width="3.8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95cm" fo:min-width="5.6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1.05cm" fo:min-width="5.4cm"/>
    </style:style>
    <style:style style:name="gr11" style:family="graphic" style:parent-style-name="objectwithoutfill">
      <style:graphic-properties draw:marker-end="Arrow" draw:marker-end-width="0.3cm" draw:fill="none" draw:fill-color="#eeeeee" draw:textarea-vertical-align="middle"/>
    </style:style>
    <style:style style:name="P1" style:family="paragraph">
      <style:paragraph-properties fo:text-align="end"/>
    </style:style>
    <style:style style:name="P2" style:family="paragraph">
      <loext:graphic-properties draw:fill-color="#eeeeee"/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9.2cm" svg:height="3.2cm" svg:x="1.2cm" svg:y="1.3cm">
          <draw:glue-point draw:id="4" svg:x="5cm" svg:y="-3.437cm"/>
          <draw:glue-point draw:id="5" svg:x="5cm" svg:y="-1.25cm"/>
          <draw:glue-point draw:id="6" svg:x="5cm" svg:y="0.937cm"/>
          <draw:glue-point draw:id="7" svg:x="5cm" svg:y="3.125cm"/>
          <text:p text:style-name="P1">web\WEB-INF\struts-config.xml</text:p>
          <text:p text:style-name="P1">&lt;form-beans&gt;</text:p>
          <text:p text:style-name="P1">&lt;action-mappings&gt;</text:p>
          <text:p text:style-name="P1">&lt;plug-in&gt;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9.7cm" svg:height="4.5cm" svg:x="12.9cm" svg:y="4.8cm">
          <draw:glue-point draw:id="4" svg:x="5cm" svg:y="2.333cm"/>
          <draw:glue-point draw:id="5" svg:x="5cm" svg:y="-2.333cm"/>
          <draw:glue-point draw:id="6" svg:x="5cm" svg:y="-0.777cm"/>
          <draw:glue-point draw:id="7" svg:x="5cm" svg:y="0.777cm"/>
          <draw:glue-point draw:id="8" svg:x="5cm" svg:y="3.888cm"/>
          <text:p text:style-name="P1">web\WEB-INF\tiles-definition.xml</text:p>
          <text:p text:style-name="P1">&lt;tiles-definitions&gt;</text:p>
          <text:p text:style-name="P1">&lt;definition&gt;</text:p>
          <text:p text:style-name="P1">&lt;definition&gt;</text:p>
          <text:p text:style-name="P1">&lt;put&gt;</text:p>
          <text:p text:style-name="P1">&lt;put&gt;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3cm" svg:height="1.2cm" svg:x="17.2cm" svg:y="17.9cm">
          <text:p text:style-name="P3">web\WEB-INF\classes\*.propertie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cm" svg:height="1.2cm" svg:x="20.3cm" svg:y="10.5cm">
          <text:p text:style-name="P3">web\leyout.jsp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cm" svg:height="1.3cm" svg:x="2.3cm" svg:y="16.7cm">
          <text:p text:style-name="P3">web\page.jsp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7cm" svg:height="1.2cm" svg:x="2.1cm" svg:y="18.9cm">
          <text:p text:style-name="P3">web\header.jsp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cm" svg:height="1.3cm" svg:x="8.8cm" svg:y="16.7cm">
          <text:p text:style-name="P3">web\body1.js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3cm" svg:height="1.2cm" svg:x="8.8cm" svg:y="18.8cm">
          <text:p text:style-name="P3">web\body2.jsp</text:p>
          <draw:enhanced-geometry svg:viewBox="0 0 21600 21600" draw:type="rectangle" draw:enhanced-path="M 0 0 L 21600 0 21600 21600 0 21600 0 0 Z N"/>
        </draw:custom-shape>
        <draw:custom-shape draw:style-name="gr9" draw:text-style-name="P4" xml:id="id4" draw:id="id4" draw:layer="layout" svg:width="6.1cm" svg:height="1.2cm" svg:x="12.9cm" svg:y="1.3cm">
          <text:p text:style-name="P3">extends ActionFor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" draw:id="id3" draw:layer="layout" svg:width="5.9cm" svg:height="1.3cm" svg:x="12.9cm" svg:y="3cm">
          <text:p text:style-name="P3">extends TilesAction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type="curve" svg:x1="10.4cm" svg:y1="3.9cm" svg:x2="12.9cm" svg:y2="7.05cm" draw:start-shape="id1" draw:start-glue-point="7" draw:end-shape="id2" draw:end-glue-point="3" svg:d="M10400 3900c1875 0 625 3150 2500 3150" svg:viewBox="0 0 2501 3151">
          <text:p/>
        </draw:connector>
        <draw:connector draw:style-name="gr11" draw:text-style-name="P5" draw:layer="layout" draw:type="curve" svg:x1="10.4cm" svg:y1="3.199cm" svg:x2="12.9cm" svg:y2="3.65cm" draw:start-shape="id1" draw:start-glue-point="6" draw:end-shape="id3" draw:end-glue-point="3" svg:d="M10400 3199c1875 0 625 451 2500 451" svg:viewBox="0 0 2501 452">
          <text:p/>
        </draw:connector>
        <draw:connector draw:style-name="gr11" draw:text-style-name="P5" draw:layer="layout" draw:type="curve" svg:x1="10.4cm" svg:y1="2.5cm" svg:x2="12.9cm" svg:y2="1.9cm" draw:start-shape="id1" draw:start-glue-point="5" draw:end-shape="id4" draw:end-glue-point="3" svg:d="M10400 2500c1875 0 625-600 2500-600" svg:viewBox="0 0 2501 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18:41:34.078000000</meta:creation-date>
    <dc:date>2017-02-08T23:20:40.886000000</dc:date>
    <meta:editing-duration>PT58M59S</meta:editing-duration>
    <meta:editing-cycles>12</meta:editing-cycles>
    <meta:generator>LibreOffice/5.3.0.3$Windows_X86_64 LibreOffice_project/7074905676c47b82bbcfbea1aeefc84afe1c50e1</meta:generator>
    <meta:document-statistic meta:object-count="13"/>
  </office:meta>
</office:document-meta>
</file>